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B28: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office:value-type="string">
            <text:p>4000-47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46259.5454545455">
            <text:p>46259.5454545455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32450">
            <text:p>324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2/12/2016</text:date>, <text:time>11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2T11:29:09</dc:date>
    <meta:editing-duration>P4DT12H26M9S</meta:editing-duration>
    <meta:editing-cycles>1809</meta:editing-cycles>
    <meta:generator>OpenOffice/4.1.1$Unix OpenOffice.org_project/411m6$Build-9775</meta:generator>
    <dc:creator>Hasmik Dabaghyan</dc:creator>
    <meta:document-statistic meta:table-count="11" meta:cell-count="4307" meta:object-count="0"/>
  </office:meta>
</office:document-meta>
</file>